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292in" style:rel-column-width="7818*"/>
    </style:style>
    <style:style style:name="Table1.B" style:family="table-column">
      <style:table-column-properties style:column-width="1.4958in" style:rel-column-width="21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42286"/>
    </style:style>
    <style:style style:name="P2" style:family="paragraph" style:parent-style-name="Standard">
      <style:text-properties officeooo:paragraph-rsid="00144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WARNING: Unsuccessful server startup, trying again with a different port...</text:p>
            <text:p text:style-name="P1">Jun 21, 2015 2:10:14 PM it.escape.tools.GlobalSettings setServerPort</text:p>
            <text:p text:style-name="P1">FINER: Setting ServerPort to 1338 (default: 1337)</text:p>
          </table:table-cell>
          <table:table-cell table:style-name="Table1.B1" office:value-type="string">
            <text:p text:style-name="P2">Perchè il Server non riesce a impostarsi sulla porta 1337?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1T14:14:49</meta:creation-date>
    <meta:generator>LibreOffice/4.0.4.2$Linux_X86_64 LibreOffice_project/400m0$Build-2</meta:generator>
    <dc:date>2015-06-21T14:17:29</dc:date>
    <dc:creator>Andrea </dc:creator>
    <meta:editing-duration>PT49S</meta:editing-duration>
    <meta:editing-cycles>2</meta:editing-cycles>
    <meta:document-statistic meta:table-count="1" meta:image-count="0" meta:object-count="0" meta:page-count="1" meta:paragraph-count="4" meta:word-count="34" meta:character-count="250" meta:non-whitespace-character-count="220"/>
  </office:meta>
</office:document-meta>
</file>